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IXUVUB+TrebuchetMS" svg:font-family="IXUVUB+TrebuchetMS" style:font-family-generic="swiss"/>
    <style:font-face style:name="TGRNXO+CenturyGothic" svg:font-family="TGRNXO+Century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8100" style:font-name="TGRNXO+CenturyGothic" fo:font-size="18pt" style:font-name-asian="TGRNXO+CenturyGothic" style:font-size-asian="18pt" style:font-name-complex="TGRNXO+CenturyGothic" style:font-size-complex="18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339a" style:font-name="TGRNXO+CenturyGothic" fo:font-size="18pt" style:font-name-asian="TGRNXO+CenturyGothic" style:font-size-asian="18pt" style:font-name-complex="TGRNXO+CenturyGothic" style:font-size-complex="18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660066" style:font-name="TGRNXO+CenturyGothic" fo:font-size="18pt" style:font-name-asian="TGRNXO+CenturyGothic" style:font-size-asian="18pt" style:font-name-complex="TGRNXO+CenturyGothic" style:font-size-complex="18pt"/>
    </style:style>
    <style:style style:name="P4" style:family="paragraph" style:parent-style-name="Standard" style:list-style-name="">
      <style:paragraph-properties fo:text-align="start" style:justify-single-word="false" style:text-autospace="none"/>
    </style:style>
    <style:style style:name="T1" style:family="text">
      <style:text-properties fo:color="#ff0000" style:font-name="TGRNXO+CenturyGothic" fo:font-size="18pt" style:font-name-asian="TGRNXO+CenturyGothic" style:font-size-asian="18pt" style:font-name-complex="TGRNXO+CenturyGothic" style:font-size-complex="18pt"/>
    </style:style>
    <style:style style:name="T2" style:family="text">
      <style:text-properties fo:color="#ff0000" style:font-name="IXUVUB+TrebuchetMS" fo:font-size="12pt" style:font-name-asian="IXUVUB+TrebuchetMS" style:font-size-asian="12pt" style:font-name-complex="IXUVUB+TrebuchetMS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xample1.Terrarium t;</text:span></text:p>
      <text:p text:style-name="P4"><text:span text:style-name="T1">t=new example1.Terrarium();</text:span></text:p>
      <text:p text:style-name="P4"><text:span text:style-name="T1">example1.Ant a;</text:span></text:p>
      <text:p text:style-name="P4"><text:span text:style-name="T1">a= new example1.Ant();</text:span></text:p>
      <text:p text:style-name="P4"><text:span text:style-name="T1">example1.Ant b;</text:span></text:p>
      <text:p text:style-name="P4"><text:span text:style-name="T1">b= new example1.Ant();</text:span></text:p>
      <text:p text:style-name="P4"><text:span text:style-name="T1">t.add(a);</text:span></text:p>
      <text:p text:style-name="P4"><text:span text:style-name="T1">t.add(b);</text:span></text:p>
      <text:p text:style-name="P4"><text:span text:style-name="T1">example1.</text:span><text:span text:style-name="T2">Butterfly</text:span><text:span text:style-name="T1"> c;</text:span></text:p>
      <text:p text:style-name="P4"><text:span text:style-name="T1">c= new example1.</text:span><text:span text:style-name="T2">Butterfly</text:span><text:span text:style-name="T1">();</text:span></text:p>
      <text:p text:style-name="P4"><text:span text:style-name="T1">example1.</text:span><text:span text:style-name="T2">Butterfly</text:span><text:span text:style-name="T1"> d;</text:span></text:p>
      <text:p text:style-name="P4"><text:span text:style-name="T1">d= new example1.</text:span><text:span text:style-name="T2">Butterfly</text:span><text:span text:style-name="T1">();</text:span></text:p>
      <text:p text:style-name="P4"><text:span text:style-name="T1">t.add(c);</text:span></text:p>
      <text:p text:style-name="P4"><text:span text:style-name="T1">t.add(d);</text:span></text:p>
      <text:p text:style-name="P4"><text:span text:style-name="T1">example1.</text:span><text:span text:style-name="T2">Caterpillar</text:span><text:span text:style-name="T1"> e;</text:span></text:p>
      <text:p text:style-name="P4"><text:span text:style-name="T1">e= new example1.</text:span><text:span text:style-name="T2">Caterpillar</text:span><text:span text:style-name="T1">();</text:span></text:p>
      <text:p text:style-name="P4"><text:span text:style-name="T1">example1.</text:span><text:span text:style-name="T2">Caterpillar</text:span><text:span text:style-name="T1"> f;</text:span></text:p>
      <text:p text:style-name="P4"><text:span text:style-name="T1">f= new example1.</text:span><text:span text:style-name="T2">Caterpillar</text:span><text:span text:style-name="T1">();</text:span></text:p>
      <text:p text:style-name="P4"><text:span text:style-name="T1">t.add(e);</text:span></text:p>
      <text:p text:style-name="P4"><text:span text:style-name="T1">t.add(f);</text:span></text:p>
      <text:p text:style-name="P4"><text:span text:style-name="T1">a.start();</text:span></text:p>
      <text:p text:style-name="P4"><text:span text:style-name="T1">b.start();</text:span></text:p>
      <text:p text:style-name="P4"><text:span text:style-name="T1">c.start();</text:span></text:p>
      <text:p text:style-name="P4"><text:span text:style-name="T1">d.start();</text:span></text:p>
      <text:p text:style-name="P4"><text:span text:style-name="T1">e.start();</text:span></text:p>
      <text:p text:style-name="P4"><text:span text:style-name="T1">f.start();</text:span></text:p>
      <text:p text:style-name="P4"><text:span text:style-name="T1">a.stop();</text:span></text:p>
      <text:p text:style-name="P4"><text:span text:style-name="T1">c.stop();</text:span></text:p>
      <text:p text:style-name="P4"><text:span text:style-name="T1">f.stop();</text:span></text:p>
      <text:p text:style-name="P4"><text:span text:style-name="T1"/></text:p>
      <text:p text:style-name="P4"><text:span text:style-name="T1">lab2.EcoSystem x;</text:span></text:p>
      <text:p text:style-name="P4"><text:span text:style-name="T1">x = new lab2.EcoSystem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XUVUB+TrebuchetMS" svg:font-family="IXUVUB+TrebuchetMS" style:font-family-generic="swiss"/>
    <style:font-face style:name="TGRNXO+CenturyGothic" svg:font-family="TGRNXO+Century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ew O'Connor</meta:initial-creator>
    <meta:creation-date>2013-02-05T15:23:13</meta:creation-date>
    <dc:date>2013-02-05T16:02:23</dc:date>
    <dc:creator>Matthew O'Connor</dc:creator>
    <meta:editing-duration>PT00H33M50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1" meta:paragraph-count="31" meta:word-count="55" meta:character-count="509"/>
  </office:meta>
</office:document-meta>
</file>